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 CJK JP:palt1" svg:font-family="'Noto Serif CJK JP:palt'" style:font-family-generic="roman" style:font-pitch="variable"/>
    <style:font-face style:name="Noto Serif CJK JP:palt" svg:font-family="'Noto Serif CJK JP:palt'" style:font-adornments="標準" style:font-family-generic="roman" style:font-pitch="variable"/>
    <style:font-face style:name="Liberation Sans" svg:font-family="'Liberation Sans'" style:font-family-generic="swiss" style:font-pitch="variable"/>
    <style:font-face style:name="Noto Sans CJK JP Regular:palt1" svg:font-family="'Noto Sans CJK JP Regular:palt'" style:font-family-generic="swiss" style:font-pitch="variable"/>
    <style:font-face style:name="Noto Sans CJK JP Regular:palt" svg:font-family="'Noto Sans CJK JP Regular:palt'" style:font-adornments="標準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T1" style:family="text">
      <style:text-properties officeooo:rsid="00132b01"/>
    </style:style>
    <style:style style:name="T2" style:family="text">
      <style:text-properties officeooo:rsid="00164797"/>
    </style:style>
    <number:date-style style:name="N75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Addressee"><text:date style:data-style-name="N75" text:date-value="2020-12-02T17:22:15.670304624" text:fixed="true">2020年12月2日</text:date></text:p>
      <text:p text:style-name="Addressee">マスコミ関係者各位</text:p>
      <text:p text:style-name="Sender">LibreOffice日本語チーム</text:p>
      <text:p text:style-name="Sender">広報<text:span text:style-name="T1">　野方純</text:span></text:p>
      <text:p text:style-name="Title">LibreOffice 7.1リリース発表会のご案内</text:p>
      <text:p text:style-name="Text_20_body">拝啓　貴社ますますご清祥のこととお慶び申し上げます。平素は格別のお引き立てを賜り、厚くお礼申し上げます。</text:p>
      <text:p text:style-name="Text_20_body">さて、昨年<text:span text:style-name="T1">8月のLibreOffice 7.0のリリース以来、半年に渡りLibreOfficeコミュニティで開発を勧めていましたLibreOffice 7.1を2021年2月にリリースいたします。</text:span></text:p>
      <text:p text:style-name="Text_20_body">つきましては、リリースに先立ち、この<text:span text:style-name="T1">LibreOffice 7.1</text:span>についての発表・説明会を下記の通り開催いたします。マスコミ関係者の方々にはぜひともご高覧いただきたく、ご多忙のところ恐れ入りますが、ぜひご来場賜りますよう、よろしく申し上げます。</text:p>
      <text:p text:style-name="Text_20_body">まずは書状にてご案内申し上げます。</text:p>
      <text:p text:style-name="Salutation">敬具</text:p>
      <text:p text:style-name="記書き">記</text:p>
      <text:list xml:id="list3248655914" text:style-name="List_20_1">
        <text:list-item>
          <text:p text:style-name="List_20_1">日時：<text:span text:style-name="T1">2021年1</text:span>月〇日（水）13時～</text:p>
        </text:list-item>
        <text:list-item>
          <text:p text:style-name="List_20_1">場所：東京都中央区日本橋○−○−○ </text:p>
        </text:list-item>
        <text:list-item>
          <text:p text:style-name="List_20_1">お申込み・お問い合わせ先</text:p>
        </text:list-item>
        <text:list-item>
          <text:p text:style-name="List_20_1">LibreOffice日本語チーム 広報（野方）<text:line-break/>電話: xxxx-xxxx メール: xxxx@example.com</text:p>
        </text:list-item>
      </text:list>
      <text:p text:style-name="Salutation">以上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 CJK JP:palt1" svg:font-family="'Noto Serif CJK JP:palt'" style:font-family-generic="roman" style:font-pitch="variable"/>
    <style:font-face style:name="Noto Serif CJK JP:palt" svg:font-family="'Noto Serif CJK JP:palt'" style:font-adornments="標準" style:font-family-generic="roman" style:font-pitch="variable"/>
    <style:font-face style:name="Liberation Sans" svg:font-family="'Liberation Sans'" style:font-family-generic="swiss" style:font-pitch="variable"/>
    <style:font-face style:name="Noto Sans CJK JP Regular:palt1" svg:font-family="'Noto Sans CJK JP Regular:palt'" style:font-family-generic="swiss" style:font-pitch="variable"/>
    <style:font-face style:name="Noto Sans CJK JP Regular:palt" svg:font-family="'Noto Sans CJK JP Regular:palt'" style:font-adornments="標準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orphans="0" fo:widows="0" style:page-number="auto" style:text-autospace="none" style:punctuation-wrap="simple" style:vertical-align="baseline">
        <style:tab-stops/>
      </style:paragraph-properties>
      <style:text-properties style:font-name="Noto Serif CJK JP:palt" fo:font-family="'Noto Serif CJK JP:palt'" style:font-style-name="標準" style:font-family-generic="roman" style:font-pitch="variable" fo:font-size="10.5pt" style:font-name-asian="Noto Serif CJK JP:palt1" style:font-family-asian="'Noto Serif CJK JP:palt'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 CJK JP Regular:palt" fo:font-family="'Noto Sans CJK JP Regular:palt'" style:font-style-name="標準" style:font-family-generic="swiss" style:font-pitch="variable" fo:font-size="14pt" style:font-name-asian="Noto Sans CJK JP Regular:palt1" style:font-family-asian="'Noto Sans CJK JP Regular:palt'" style:font-family-generic-asian="swiss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0.37cm" style:auto-text-indent="false"/>
    </style:style>
    <style:style style:name="List" style:family="paragraph" style:parent-style-name="Text_20_body" style:class="list" style:master-page-name="">
      <style:paragraph-properties fo:text-align="start" style:justify-single-word="false" style:page-number="auto"/>
      <style:text-properties style:font-size-asian="10.5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ender" style:family="paragraph" style:parent-style-name="Standard" style:class="extra" style:master-page-name="">
      <style:paragraph-properties fo:margin-top="0cm" fo:margin-bottom="0cm" style:contextual-spacing="false" fo:text-align="end" style:justify-single-word="false" style:page-number="auto" text:number-lines="false" text:line-number="0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false" text:line-number="0"/>
    </style:style>
    <style:style style:name="Salutation" style:family="paragraph" style:parent-style-name="Standard" style:class="text" style:master-page-name="">
      <style:paragraph-properties fo:text-align="end" style:justify-single-word="false" style:page-number="auto" text:number-lines="false" text:line-number="0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14pt" fo:font-weight="normal" style:font-size-asian="14pt" style:font-weight-asian="normal" style:font-size-complex="28pt" style:font-weight-complex="600"/>
    </style:style>
    <style:style style:name="List_20_1" style:display-name="List 1" style:family="paragraph" style:parent-style-name="List" style:list-style-name="List_20_1" style:class="list">
      <style:paragraph-properties fo:margin-left="1.499cm" fo:margin-right="0cm" fo:margin-top="0cm" fo:margin-bottom="0cm" style:contextual-spacing="false" fo:text-indent="-0.64cm" style:auto-text-indent="false">
        <style:tab-stops/>
      </style:paragraph-properties>
    </style:style>
    <style:style style:name="記書き" style:family="paragraph" style:parent-style-name="Standard">
      <style:paragraph-properties fo:margin-top="0.55cm" fo:margin-bottom="0cm" style:contextual-spacing="false" fo:text-align="center" style:justify-single-word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01T21:40:03.167809266</meta:creation-date>
    <dc:date>2020-12-02T17:34:45.967035025</dc:date>
    <meta:editing-duration>PT7M40S</meta:editing-duration>
    <meta:editing-cycles>3</meta:editing-cycles>
    <meta:generator>LibreOffice/7.0.3.1$Linux_X86_64 LibreOffice_project/d7547858d014d4cf69878db179d326fc3483e082</meta:generator>
    <meta:document-statistic meta:table-count="0" meta:image-count="0" meta:object-count="0" meta:page-count="1" meta:paragraph-count="16" meta:word-count="346" meta:character-count="474" meta:non-whitespace-character-count="462"/>
  </office:meta>
</office:document-meta>
</file>